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8a19" officeooo:paragraph-rsid="002a9123"/>
    </style:style>
    <style:style style:name="P2" style:family="paragraph" style:parent-style-name="Text_20_body">
      <style:text-properties officeooo:rsid="00245811" officeooo:paragraph-rsid="002bf14b"/>
    </style:style>
    <style:style style:name="P3" style:family="paragraph" style:parent-style-name="Heading_20_1" style:master-page-name="Right_20_Page">
      <style:paragraph-properties style:page-number="auto"/>
      <style:text-properties officeooo:rsid="000aca01" officeooo:paragraph-rsid="002bf14b"/>
    </style:style>
    <style:style style:name="P4" style:family="paragraph" style:parent-style-name="Heading_20_3">
      <style:text-properties officeooo:paragraph-rsid="002a9123"/>
    </style:style>
    <style:style style:name="P5" style:family="paragraph" style:parent-style-name="Heading_20_3">
      <style:paragraph-properties fo:break-before="page"/>
      <style:text-properties officeooo:rsid="00238a19" officeooo:paragraph-rsid="002a9123"/>
    </style:style>
    <style:style style:name="P6" style:family="paragraph" style:parent-style-name="Heading_20_3">
      <style:paragraph-properties fo:break-before="page"/>
      <style:text-properties officeooo:rsid="00245811" officeooo:paragraph-rsid="002bf14b"/>
    </style:style>
    <style:style style:name="T1" style:family="text">
      <style:text-properties officeooo:rsid="000f14e3"/>
    </style:style>
    <style:style style:name="T2" style:family="text">
      <style:text-properties officeooo:rsid="00238a19"/>
    </style:style>
    <style:style style:name="T3" style:family="text">
      <style:text-properties officeooo:rsid="00245811"/>
    </style:style>
    <style:style style:name="T4" style:family="text">
      <style:text-properties officeooo:rsid="0022dc82"/>
    </style:style>
    <style:style style:name="T5" style:family="text">
      <style:text-properties officeooo:rsid="002bf1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3">Edelweiss</text:span></text:h>
      <text:h text:style-name="Heading_20_2" text:outline-level="2">(<text:span text:style-name="T3">Oscar Hammerstein</text:span>)</text:h>
      <text:p text:style-name="Text_20_body">Time Signature: <text:span text:style-name="T1">4</text:span>/4</text:p>
      <text:p text:style-name="Text_20_body">Chords: <text:span text:style-name="T5">A7, Am, C, D, D7, Em, G</text:span></text:p>
      <text:p text:style-name="Text_20_body">Tempo: <text:span text:style-name="T3">80</text:span> - 1<text:span text:style-name="T3">0</text:span>0 BPM</text:p>
      <text:h text:style-name="P6" text:outline-level="3">[VERSE]</text:h>
      <text:p text:style-name="P2"><text:span text:style-name="T5">G</text:span> <text:s text:c="4"/><text:span text:style-name="T5">D</text:span> <text:s text:c="4"/><text:span text:style-name="T5">G</text:span> <text:s text:c="3"/><text:span text:style-name="T5">C</text:span></text:p>
      <text:p text:style-name="P2">Edelweiss, edelweiss</text:p>
      <text:p text:style-name="P2"><text:span text:style-name="T5">G</text:span> <text:s text:c="5"/><text:span text:style-name="T5">E</text:span>m <text:s text:c="8"/><text:span text:style-name="T5">A</text:span>m <text:s text:c="3"/><text:span text:style-name="T5">D</text:span>7</text:p>
      <text:p text:style-name="P2">Every morning you greet me</text:p>
      <text:p text:style-name="P2"><text:span text:style-name="T5">G</text:span> <text:s text:c="8"/><text:span text:style-name="T5">D</text:span> <text:s text:c="5"/><text:span text:style-name="T5">G</text:span> <text:s text:c="8"/><text:span text:style-name="T5">C</text:span></text:p>
      <text:p text:style-name="P2">Small and white, clean and bright</text:p>
      <text:p text:style-name="P2"><text:span text:style-name="T5">G</text:span> <text:s text:c="7"/><text:span text:style-name="T5">D</text:span>7 <text:s text:c="6"/><text:span text:style-name="T5">G</text:span></text:p>
      <text:p text:style-name="P2">You look happy to meet me</text:p>
      <text:p text:style-name="P2"><text:span text:style-name="T5">D</text:span> <text:s text:c="9"/><text:span text:style-name="T5">C</text:span> <text:s text:c="11"/><text:span text:style-name="T5">G</text:span></text:p>
      <text:p text:style-name="P2">Blossom of snow may you bloom and grow</text:p>
      <text:p text:style-name="P2"><text:span text:style-name="T5">C</text:span> <text:s text:c="9"/><text:span text:style-name="T5">A</text:span>7 <text:s text:c="2"/><text:span text:style-name="T5">D</text:span> <text:s/><text:span text:style-name="T5">D</text:span>7</text:p>
      <text:p text:style-name="P2">Bloom and grow, forever</text:p>
      <text:p text:style-name="P2"><text:span text:style-name="T5">G</text:span> <text:s text:c="3"/><text:span text:style-name="T5">D</text:span> <text:s text:c="5"/><text:span text:style-name="T5">G</text:span> <text:s text:c="3"/><text:span text:style-name="T5">C</text:span></text:p>
      <text:p text:style-name="P2">Edelweiss, edelweiss</text:p>
      <text:p text:style-name="P2"><text:span text:style-name="T5">G</text:span> <text:s text:c="7"/><text:span text:style-name="T5">D</text:span>7 <text:s text:c="6"/><text:span text:style-name="T5">G</text:span></text:p>
      <text:p text:style-name="P2"><text:span text:style-name="T3">Bless my homeland fore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2M2S</meta:editing-duration>
    <meta:editing-cycles>29</meta:editing-cycles>
    <meta:generator>LibreOffice/4.3.3.2$Linux_X86_64 LibreOffice_project/430m0$Build-2</meta:generator>
    <dc:title>Lyrics + Chords</dc:title>
    <dc:date>2017-04-04T21:12:09.496650407</dc:date>
    <meta:print-date>2017-04-03T12:23:29.985893000</meta:print-date>
    <meta:document-statistic meta:table-count="0" meta:image-count="0" meta:object-count="0" meta:page-count="2" meta:paragraph-count="22" meta:word-count="86" meta:character-count="488" meta:non-whitespace-character-count="30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